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75cm" fo:min-width="2.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" draw:marker-end-width="0.3cm" draw:fill="none"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4.75cm" fo:min-width="1.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5.498cm" fo:min-width="29.248cm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4.75cm" fo:min-width="3.5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Arrowheads_20_20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3.75cm" fo:min-width="6.522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ouble_20_Dash_20__28_Rounded_29_" svg:stroke-color="#000000" draw:marker-end="Arrowheads_20_15" draw:marker-end-width="0.3cm" svg:stroke-linecap="round" draw:fill="none" draw:textarea-vertical-align="middle" loext:decorative="false"/>
      <style:paragraph-properties style:writing-mode="lr-tb"/>
    </style:style>
    <style:style style:name="gr19" style:family="graphic" style:parent-style-name="objectwithoutfill">
      <style:graphic-properties svg:stroke-color="#000000" draw:marker-end="Arrowheads_20_24" draw:marker-end-width="0.3cm" draw:fill="none" draw:textarea-vertical-align="middle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heads_20_27" draw:marker-start-width="0.3cm" draw:marker-end="Arrowheads_20_28" draw:marker-end-width="0.3cm" draw:textarea-vertical-align="middle" loext:decorative="false"/>
      <style:paragraph-properties style:writing-mode="lr-tb"/>
    </style:style>
    <style:style style:name="P1" style:family="paragraph">
      <style:paragraph-properties fo:text-align="center"/>
      <style:text-properties fo:font-size="13pt" style:font-size-asian="10pt" style:font-size-complex="10pt"/>
    </style:style>
    <style:style style:name="P2" style:family="paragraph">
      <style:paragraph-properties fo:text-align="center" style:writing-mode="lr-tb"/>
      <style:text-properties fo:font-size="13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3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3pt"/>
    </style:style>
    <style:style style:name="P9" style:family="paragraph">
      <style:paragraph-properties fo:margin-left="0cm" fo:margin-right="0.2cm" fo:text-align="end" fo:text-indent="0cm"/>
    </style:style>
    <style:style style:name="P10" style:family="paragraph">
      <loext:graphic-properties draw:fill="none"/>
      <style:paragraph-properties fo:margin-left="0cm" fo:margin-right="0.2cm" fo:text-align="end" fo:text-indent="0cm"/>
      <style:text-properties fo:font-size="13pt" style:font-size-asian="10pt" style:font-size-complex="10pt"/>
    </style:style>
    <style:style style:name="P11" style:family="paragraph">
      <loext:graphic-properties draw:fill-color="#ffffff" draw:opacity="0%"/>
      <style:paragraph-properties fo:text-align="center"/>
      <style:text-properties fo:font-size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3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0pt" style:font-size-complex="10pt"/>
    </style:style>
    <style:style style:name="T2" style:family="text">
      <style:text-properties fo:font-size="13pt"/>
    </style:style>
    <style:style style:name="T3" style:family="text">
      <style:text-properties fo:font-size="13pt" fo:language="en" fo:country="GB" style:font-size-asian="10pt" style:font-size-complex="10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7cm" svg:y="5.5cm">
          <text:p text:style-name="P1"><text:span text:style-name="T1">Weather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7.5cm" svg:y="5.5cm">
          <text:p text:style-name="P1"><text:span text:style-name="T1">PV System (PVS)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3.5cm" svg:y="18cm">
          <text:p text:style-name="P1"><text:span text:style-name="T1">Energy Storage System (ESS) Mode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cm" svg:y1="11.5cm" svg:x2="5cm" svg:y2="11.5cm">
          <text:p text:style-name="P3"><text:span text:style-name="T1">Projected Supply</text:span></text:p>
          <text:p text:style-name="P3"><text:span text:style-name="T1">Outages</text:span></text:p>
        </draw:line>
        <draw:line draw:style-name="gr4" draw:text-style-name="P6" draw:layer="layout" svg:x1="10cm" svg:y1="6.5cm" svg:x2="17.5cm" svg:y2="6.5cm">
          <text:p text:style-name="P5"><text:span text:style-name="T1">Weather</text:span></text:p>
          <text:p text:style-name="P5"><text:span text:style-name="T1">Data</text:span></text:p>
        </draw:line>
        <draw:line draw:style-name="gr4" draw:text-style-name="P4" draw:layer="layout" svg:x1="1cm" svg:y1="6.5cm" svg:x2="7cm" svg:y2="6.5cm">
          <text:p text:style-name="P3"><text:span text:style-name="T1">Location Weather</text:span></text:p>
          <text:p text:style-name="P3"><text:span text:style-name="T1">Records</text:span></text:p>
        </draw:line>
        <draw:line draw:style-name="gr5" draw:text-style-name="P7" draw:layer="layout" svg:x1="19cm" svg:y1="4.53cm" svg:x2="19cm" svg:y2="5.5cm">
          <text:p/>
        </draw:line>
        <draw:line draw:style-name="gr6" draw:text-style-name="P8" draw:layer="layout" svg:x1="1cm" svg:y1="13cm" svg:x2="6.5cm" svg:y2="13cm">
          <text:p text:style-name="P3"><text:span text:style-name="T2">Energy Consumption</text:span></text:p>
          <text:p text:style-name="P3"><text:span text:style-name="T2">Records</text:span></text:p>
        </draw:line>
        <draw:custom-shape draw:style-name="gr7" draw:text-style-name="P2" draw:layer="layout" svg:width="2cm" svg:height="5cm" svg:x="24cm" svg:y="10.5cm">
          <text:p text:style-name="P1"><text:span text:style-name="T1">Fiscal Model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6cm" svg:y1="13cm" svg:x2="29cm" svg:y2="13cm">
          <text:p text:style-name="P9"><text:span text:style-name="T1">Fiscal</text:span></text:p>
          <text:p text:style-name="P9"><text:span text:style-name="T1">Projections</text:span></text:p>
        </draw:line>
        <draw:line draw:style-name="gr3" draw:text-style-name="P4" draw:layer="layout" svg:x1="1cm" svg:y1="14.5cm" svg:x2="5cm" svg:y2="14.5cm">
          <text:p text:style-name="P3"><text:span text:style-name="T1">Energy Billing</text:span></text:p>
          <text:p text:style-name="P3"><text:span text:style-name="T1">Records</text:span></text:p>
        </draw:line>
        <draw:line draw:style-name="gr3" draw:text-style-name="P4" draw:layer="layout" svg:x1="1cm" svg:y1="16cm" svg:x2="5.5cm" svg:y2="16cm">
          <text:p text:style-name="P3"><text:span text:style-name="T1">Energy</text:span></text:p>
          <text:p text:style-name="P3"><text:span text:style-name="T1">Rates</text:span></text:p>
        </draw:line>
        <draw:line draw:style-name="gr3" draw:text-style-name="P4" draw:layer="layout" svg:x1="1cm" svg:y1="3cm" svg:x2="24.5cm" svg:y2="3cm">
          <text:p text:style-name="P3"><text:span text:style-name="T1">Proposed PV Plant</text:span></text:p>
          <text:p text:style-name="P3"><text:span text:style-name="T1">Capital Costs</text:span></text:p>
        </draw:line>
        <draw:line draw:style-name="gr3" draw:text-style-name="P4" draw:layer="layout" svg:x1="1cm" svg:y1="1.5cm" svg:x2="25.5cm" svg:y2="1.5cm">
          <text:p text:style-name="P3"><text:span text:style-name="T1">Proposed PV Plant</text:span></text:p>
          <text:p text:style-name="P3"><text:span text:style-name="T1">O&amp;M Running Costs</text:span></text:p>
        </draw:line>
        <draw:line draw:style-name="gr9" draw:text-style-name="P7" draw:layer="layout" svg:x1="24.5cm" svg:y1="3cm" svg:x2="24.5cm" svg:y2="10.5cm">
          <text:p/>
        </draw:line>
        <draw:line draw:style-name="gr10" draw:text-style-name="P7" draw:layer="layout" svg:x1="25.5cm" svg:y1="1.5cm" svg:x2="25.5cm" svg:y2="10.5cm">
          <text:p/>
        </draw:line>
        <draw:line draw:style-name="gr3" draw:text-style-name="P4" draw:layer="layout" svg:x1="1cm" svg:y1="4.6cm" svg:x2="19cm" svg:y2="4.53cm">
          <text:p text:style-name="P3"><text:span text:style-name="T1">Proposed PV System</text:span></text:p>
          <text:p text:style-name="P3"><text:span text:style-name="T3">Specification</text:span></text:p>
        </draw:line>
        <draw:line draw:style-name="gr11" draw:text-style-name="P7" draw:layer="layout" svg:x1="19cm" svg:y1="7.5cm" svg:x2="19cm" svg:y2="11cm">
          <text:p text:style-name="P5"><text:span text:style-name="T2">Solar</text:span></text:p>
          <text:p text:style-name="P5"><text:span text:style-name="T2">Energy</text:span></text:p>
        </draw:line>
        <draw:line draw:style-name="gr9" draw:text-style-name="P7" draw:layer="layout" svg:x1="15cm" svg:y1="8.5cm" svg:x2="15cm" svg:y2="11cm">
          <text:p/>
        </draw:line>
        <draw:custom-shape draw:style-name="gr12" draw:text-style-name="P11" draw:layer="layout" svg:width="29.8cm" svg:height="25.8cm" svg:x="0.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cm" svg:y1="10cm" svg:x2="5.5cm" svg:y2="10cm">
          <text:p text:style-name="P3"><text:span text:style-name="T1">Projected Energy</text:span></text:p>
          <text:p text:style-name="P3"><text:span text:style-name="T1">Consumption</text:span></text:p>
        </draw:line>
        <draw:custom-shape draw:style-name="gr13" draw:text-style-name="P2" draw:layer="layout" svg:width="4cm" svg:height="5cm" svg:x="6.5cm" svg:y="10.5cm">
          <text:p text:style-name="P1"><text:span text:style-name="T1">Projected Consumption</text:span></text:p>
          <text:p text:style-name="P1"><text:span text:style-name="T1">Costing (PCC)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5cm" svg:y1="14cm" svg:x2="6.5cm" svg:y2="14cm">
          <text:p/>
        </draw:line>
        <draw:line draw:style-name="gr14" draw:text-style-name="P12" draw:layer="layout" svg:x1="5.5cm" svg:y1="11cm" svg:x2="6.5cm" svg:y2="11cm">
          <text:p/>
        </draw:line>
        <draw:line draw:style-name="gr14" draw:text-style-name="P12" draw:layer="layout" svg:x1="5cm" svg:y1="12cm" svg:x2="6.5cm" svg:y2="12cm">
          <text:p/>
        </draw:line>
        <draw:line draw:style-name="gr14" draw:text-style-name="P12" draw:layer="layout" svg:x1="5.5cm" svg:y1="15cm" svg:x2="6.5cm" svg:y2="15cm">
          <text:p/>
        </draw:line>
        <draw:line draw:style-name="gr15" draw:text-style-name="P7" draw:layer="layout" svg:x1="10.5cm" svg:y1="11.5cm" svg:x2="13.499cm" svg:y2="11.5cm">
          <text:p text:style-name="P5"><text:span text:style-name="T2">Energy</text:span></text:p>
          <text:p text:style-name="P5"><text:span text:style-name="T2">Costs</text:span></text:p>
        </draw:line>
        <draw:line draw:style-name="gr16" draw:text-style-name="P7" draw:layer="layout" svg:x1="5.5cm" svg:y1="10cm" svg:x2="5.5cm" svg:y2="11cm">
          <text:p/>
        </draw:line>
        <draw:line draw:style-name="gr3" draw:text-style-name="P7" draw:layer="layout" svg:x1="5.5cm" svg:y1="15cm" svg:x2="5.5cm" svg:y2="16cm">
          <text:p text:style-name="P13"/>
        </draw:line>
        <draw:line draw:style-name="gr16" draw:text-style-name="P7" draw:layer="layout" svg:x1="5cm" svg:y1="14cm" svg:x2="5cm" svg:y2="14.5cm">
          <text:p/>
        </draw:line>
        <draw:line draw:style-name="gr16" draw:text-style-name="P7" draw:layer="layout" svg:x1="5cm" svg:y1="11.5cm" svg:x2="5cm" svg:y2="12cm">
          <text:p/>
        </draw:line>
        <draw:custom-shape draw:style-name="gr17" draw:text-style-name="P2" draw:layer="layout" svg:width="7.022cm" svg:height="4cm" draw:transform="skewX (-0.000523598775598299) translate (13.477cm 11cm)">
          <text:p text:style-name="P1"><text:span text:style-name="T1">Energy Management System (EMS)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0.5cm" svg:y1="12.995cm" svg:x2="13.5cm" svg:y2="13cm">
          <text:p text:style-name="P5"><text:span text:style-name="T2">Grid </text:span></text:p>
          <text:p text:style-name="P5"><text:span text:style-name="T2">Outages</text:span></text:p>
        </draw:line>
        <draw:line draw:style-name="gr15" draw:text-style-name="P7" draw:layer="layout" svg:x1="10.5cm" svg:y1="14.5cm" svg:x2="13.5cm" svg:y2="14.5cm">
          <text:p text:style-name="P5"><text:span text:style-name="T2">Load</text:span></text:p>
          <text:p text:style-name="P5"><text:span text:style-name="T2">Demand</text:span></text:p>
        </draw:line>
        <draw:line draw:style-name="gr3" draw:text-style-name="P8" draw:layer="layout" svg:x1="1cm" svg:y1="8.5cm" svg:x2="15cm" svg:y2="8.5cm">
          <text:p text:style-name="P3"><text:span text:style-name="T2">Proposed EMS</text:span></text:p>
          <text:p text:style-name="P3"><text:span text:style-name="T2">Specification</text:span></text:p>
        </draw:line>
        <draw:line draw:style-name="gr18" draw:text-style-name="P7" draw:layer="layout" svg:x1="14cm" svg:y1="18cm" svg:x2="14cm" svg:y2="15cm">
          <text:p text:style-name="P5"><text:span text:style-name="T2">Battery</text:span></text:p>
          <text:p text:style-name="P5"><text:span text:style-name="T2">Level</text:span></text:p>
        </draw:line>
        <draw:line draw:style-name="gr19" draw:text-style-name="P8" draw:layer="layout" svg:x1="1.024cm" svg:y1="19.5cm" svg:x2="13.5cm" svg:y2="19.5cm">
          <text:p text:style-name="P3"><text:span text:style-name="T2">Proposed ESS</text:span></text:p>
          <text:p text:style-name="P3"><text:span text:style-name="T2">Specification</text:span></text:p>
        </draw:line>
        <draw:line draw:style-name="gr15" draw:text-style-name="P7" draw:layer="layout" svg:x1="20.5cm" svg:y1="11.995cm" svg:x2="24cm" svg:y2="12cm">
          <text:p text:style-name="P5"><text:span text:style-name="T2">Load Energy</text:span></text:p>
          <text:p text:style-name="P5"><text:span text:style-name="T2">Costs</text:span></text:p>
        </draw:line>
        <draw:line draw:style-name="gr15" draw:text-style-name="P7" draw:layer="layout" svg:x1="20.5cm" svg:y1="13.99cm" svg:x2="24cm" svg:y2="13.995cm">
          <text:p text:style-name="P5"><text:span text:style-name="T2">Load</text:span></text:p>
          <text:p text:style-name="P5"><text:span text:style-name="T2">Energy</text:span></text:p>
        </draw:line>
        <draw:line draw:style-name="gr3" draw:text-style-name="P4" draw:layer="layout" svg:x1="1cm" svg:y1="24cm" svg:x2="25cm" svg:y2="24cm">
          <text:p text:style-name="P3"><text:span text:style-name="T1">Projected Financial</text:span></text:p>
          <text:p text:style-name="P3"><text:span text:style-name="T1">Parameters</text:span></text:p>
        </draw:line>
        <draw:line draw:style-name="gr9" draw:text-style-name="P7" draw:layer="layout" svg:x1="25cm" svg:y1="24cm" svg:x2="25cm" svg:y2="15.5cm">
          <text:p/>
        </draw:line>
        <draw:custom-shape draw:style-name="gr2" draw:text-style-name="P2" draw:layer="layout" svg:width="3cm" svg:height="3cm" svg:x="17.5cm" svg:y="18cm">
          <text:p text:style-name="P1"><text:span text:style-name="T1">Generator System (Genset)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9cm" svg:y1="18.002cm" svg:x2="19cm" svg:y2="15cm">
          <text:p text:style-name="P5"><text:span text:style-name="T2">Genset</text:span></text:p>
          <text:p text:style-name="P5"><text:span text:style-name="T2">Energy</text:span></text:p>
        </draw:line>
        <draw:line draw:style-name="gr3" draw:text-style-name="P4" draw:layer="layout" svg:x1="1cm" svg:y1="22.495cm" svg:x2="19cm" svg:y2="22.501cm">
          <text:p text:style-name="P3"><text:span text:style-name="T1">Proposed Genset</text:span></text:p>
          <text:p text:style-name="P3"><text:span text:style-name="T1">Specification</text:span></text:p>
        </draw:line>
        <draw:line draw:style-name="gr9" draw:text-style-name="P7" draw:layer="layout" svg:x1="19cm" svg:y1="22.501cm" svg:x2="19cm" svg:y2="21cm">
          <text:p/>
        </draw:line>
        <draw:line draw:style-name="gr11" draw:text-style-name="P8" draw:layer="layout" svg:x1="17cm" svg:y1="8.5cm" svg:x2="17cm" svg:y2="11cm">
          <text:p text:style-name="P3"><text:span text:style-name="T2">Grid</text:span></text:p>
          <text:p text:style-name="P3"><text:span text:style-name="T2">Energy</text:span></text:p>
        </draw:line>
        <draw:line draw:style-name="gr20" draw:text-style-name="P14" draw:layer="layout" svg:x1="15.9cm" svg:y1="18cm" svg:x2="15.9cm" svg:y2="15cm">
          <text:p text:style-name="P5"><text:span text:style-name="T4">Storage</text:span></text:p>
          <text:p text:style-name="P5"><text:span text:style-name="T4">Energy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013 1130" svg:d="M1009 1050l-449-1008-22-30-29-12-34 12-21 26-449 1012-5 13v8l5 21 12 21 17 13 21 4h903l21-4 21-13 9-21 4-21v-8z"/>
    <draw:marker draw:name="Arrowheads_20_26" draw:display-name="Arrowheads 26" svg:viewBox="0 0 20 40" svg:d="M0 40l10-40 10 4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5" draw:display-name="Arrowheads 5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2T10:47:26.362000000</meta:creation-date>
    <dc:date>2024-01-15T09:46:18.370000000</dc:date>
    <meta:editing-duration>P2DT10H39M14S</meta:editing-duration>
    <meta:editing-cycles>18</meta:editing-cycles>
    <meta:generator>LibreOffice/7.6.4.1$Windows_X86_64 LibreOffice_project/e19e193f88cd6c0525a17fb7a176ed8e6a3e2aa1</meta:generator>
    <meta:document-statistic meta:object-count="47"/>
  </office:meta>
</office:document-meta>
</file>